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1b9c9b" officeooo:paragraph-rsid="001b9c9b"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1b9c9b" officeooo:paragraph-rsid="001b9c9b" style:font-name-asian="Droid Sans Fallback"/>
    </style:style>
    <style:style style:name="P4" style:family="paragraph" style:parent-style-name="Standard">
      <style:text-properties style:font-name="Liberation Serif" officeooo:rsid="001c6999" officeooo:paragraph-rsid="001c6999" style:font-name-asian="Droid Sans Fallback"/>
    </style:style>
    <style:style style:name="P5" style:family="paragraph" style:parent-style-name="Standard">
      <style:text-properties style:font-name="Liberation Serif" officeooo:rsid="001e0fce" officeooo:paragraph-rsid="001e0fce" style:font-name-asian="Droid Sans Fallback"/>
    </style:style>
    <style:style style:name="P6" style:family="paragraph" style:parent-style-name="Standard">
      <style:text-properties style:font-name="Liberation Serif" officeooo:rsid="001fb12b" officeooo:paragraph-rsid="001fb12b" style:font-name-asian="Droid Sans Fallback"/>
    </style:style>
    <style:style style:name="P7" style:family="paragraph" style:parent-style-name="Standard">
      <style:text-properties style:font-name="Liberation Serif" officeooo:rsid="00211644" officeooo:paragraph-rsid="00211644" style:font-name-asian="Droid Sans Fallback"/>
    </style:style>
    <style:style style:name="P8" style:family="paragraph" style:parent-style-name="Standard">
      <style:text-properties style:font-name="Liberation Serif" officeooo:rsid="00228d60" officeooo:paragraph-rsid="00228d60" style:font-name-asian="Droid Sans Fallback"/>
    </style:style>
    <style:style style:name="P9" style:family="paragraph" style:parent-style-name="Standard">
      <style:text-properties style:font-name="Liberation Serif" fo:font-size="10.5pt" officeooo:rsid="001b9c9b" officeooo:paragraph-rsid="001b9c9b" style:font-name-asian="Droid Sans Fallback" style:font-size-asian="10.5pt" style:font-size-complex="10.5pt"/>
    </style:style>
    <style:style style:name="T1" style:family="text">
      <style:text-properties officeooo:rsid="001e396c"/>
    </style:style>
    <style:style style:name="T2" style:family="text">
      <style:text-properties officeooo:rsid="00211644"/>
    </style:style>
    <style:style style:name="T3" style:family="text">
      <style:text-properties officeooo:rsid="00228d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Solocron Education 利用口令专利开展专利流氓行为</text:p>
      <text:p text:style-name="P2"/>
      <text:p text:style-name="P9">2016 年七月 29 日，Daniel Nazer，CC BY 3.0 US</text:p>
      <text:p text:style-name="P2"/>
      <text:p text:style-name="P3">又是一个月，又是一项极坏的专利在德州东区被主张。Solocron Education LLC，这家公司的全部“教育”业务就是发起诉讼。该公司拥有美国专利第 6,263,439 号，其标题为“用于非传统学习操作的认证系统”。那么，Solocron Education 所主张发明的“认证系统”是什么呢？口令。</text:p>
      <text:p text:style-name="P2"/>
      <text:p text:style-name="P4">该专利描述了通过视频卡带、数码多功能影音光盘（DVD）或者在线等方式提供教学资料的穷极无聊的过程。学生们收到课程资料，参加考试，并且如果他们通过考试，将被允许前进至该课程的下一部分。在不同的时机，学生们需要通过输入个人信息细节和口令来进行身份认证。</text:p>
      <text:p text:style-name="P2"/>
      <text:p text:style-name="P5">Solocron 并未发明远程教育、加密或是口令。此专利并未描述任何新技术，它只是将现存技术以一种程式化的方式应用于教学资料。这应当不足以获得专利。不幸的是，<text:span text:style-name="T1">专利局在阻止批准显而易见的专利方面还做得不够。这也是我们之所以有了关于白色背景摄影技术以及录制一堂瑜伽课视频的专利的原因。</text:span></text:p>
      <text:p text:style-name="P2"/>
      <text:p text:style-name="P6">Solocron 的专利宽泛得邪乎，这一点在其第一个权利要求中体现得最清楚。该权利要求加上注释以后是这样的：</text:p>
      <text:p text:style-name="P2"/>
      <text:p text:style-name="P6">权利要求 1 ：一种过程，包含以下步骤：</text:p>
      <text:p text:style-name="P2"/>
      <text:p text:style-name="P6">将至少一项个人身份标识符（ID）编码至一个用户界面介质（也就是说，设置一个界面，要求输入某一特定用户 ID）；</text:p>
      <text:p text:style-name="P2"/>
      <text:p text:style-name="P6">在上述用户界面介质上显示一个提示符，要求输入至少一个<text:span text:style-name="T2">个人身份标识符</text:span>，它必须与已编码至上述用户界面介质中的至少一个<text:span text:style-name="T2">个人身份标识符</text:span>相匹配（也就是说，要求用户输入他们的 ID）；</text:p>
      <text:p text:style-name="P2"/>
      <text:p text:style-name="P7">将至少一条口令编码至一个数据存储介质（也就是说，加密或者用口令锁定一个文件）；</text:p>
      <text:p text:style-name="P2"/>
      <text:p text:style-name="P7">将至少一条口令从上述数据存储介质编码至上述用户界面介质（也就是说，设置一个用户界面，使其可以检查口令是否正确），以及；</text:p>
      <text:p text:style-name="P2"/>
      <text:p text:style-name="P7">在上述用户界面上显示一个提示符，要求输入至少一条口令，该口令必须满足编码于上述数据存储介质上的至少一条口令与编码于上述用户界面介质上的至少一条口令相匹配（也就是说，要求用户在界面上输入口令）。</text:p>
      <text:p text:style-name="P2"/>
      <text:p text:style-name="P7">尽管该权利要求有 119 个单词长，它只是描述了一种用于通过用户 ID 和口令访问内容的普通的系统。这种用于用户身份验证<text:span text:style-name="T3">的系统早在该专利申请之前太多、太多年就有了。这一权利要求甚至并不限于教育资料，而按其语言描述，可以适用于任何类型的“数据存储介质”。专利局应该避免其自身被那些废话连篇的语言所欺骗，而这些语言如果仔细阅读，却只是描述了一种显而易见的过程。</text:span></text:p>
      <text:p text:style-name="P2"/>
      <text:p text:style-name="P8">Solocron 正在极具侵略性地主张它的愚蠢专利。它已经起诉了数十家公司，包括今年发起的许多新的诉讼。如同我们在这一系列博文中所亮相的众多专利那样，它是在德州东区发起的这些诉讼，得益于该法庭面向专利持有人友好的规则。我们需要基础性的专利改革，包括场地改革，以阻止诸如此类的专利被批准以及被滥用于法庭之上。</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09:03:53.785000000</meta:creation-date>
    <dc:date>2017-06-11T10:42:21.466962780</dc:date>
    <meta:editing-duration>PT36M47S</meta:editing-duration>
    <meta:editing-cycles>4</meta:editing-cycles>
    <meta:generator>LibreOffice/5.1.6.2$Linux_X86_64 LibreOffice_project/10m0$Build-2</meta:generator>
    <meta:document-statistic meta:table-count="0" meta:image-count="0" meta:object-count="0" meta:page-count="1" meta:paragraph-count="14" meta:word-count="1108" meta:character-count="1236" meta:non-whitespace-character-count="1210"/>
  </office:meta>
</office:document-meta>
</file>